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6.2986in" fo:margin-left="-0.0486in" style:page-number="auto" table:align="left" style:writing-mode="lr-tb"/>
    </style:style>
    <style:style style:name="Table1.A" style:family="table-column">
      <style:table-column-properties style:column-width="1.1736in"/>
    </style:style>
    <style:style style:name="Table1.B" style:family="table-column">
      <style:table-column-properties style:column-width="4.125in"/>
    </style:style>
    <style:style style:name="Table1.C" style:family="table-column">
      <style:table-column-properties style:column-width="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language="ru" fo:country="RU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 style:list-style-name="WW8Num1">
      <style:paragraph-properties fo:line-height="130%"/>
      <style:text-properties fo:language="ru" fo:country="RU"/>
    </style:style>
    <style:style style:name="P7" style:family="paragraph" style:parent-style-name="Standard">
      <style:text-properties fo:color="#008000" fo:font-size="14pt" fo:language="ru" fo:country="RU" fo:font-weight="bold" style:font-size-asian="14pt" style:font-weight-asian="bold"/>
    </style:style>
    <style:style style:name="P8" style:family="paragraph" style:parent-style-name="Standard">
      <style:text-properties fo:color="#008000" fo:language="ru" fo:country="RU"/>
    </style:style>
    <style:style style:name="P9" style:family="paragraph" style:parent-style-name="Standard" style:list-style-name="WW8Num1">
      <style:paragraph-properties fo:line-height="130%"/>
    </style:style>
    <style:style style:name="P10" style:family="paragraph" style:parent-style-name="Standard">
      <style:paragraph-properties fo:margin-top="0.1665in" fo:margin-bottom="0.1665in" fo:text-align="center" style:justify-single-word="false"/>
    </style:style>
    <style:style style:name="P11" style:family="paragraph" style:parent-style-name="Standard">
      <style:paragraph-properties fo:margin-top="0.1665in" fo:margin-bottom="0.1665in" fo:text-align="center" style:justify-single-word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top="0.1665in" fo:margin-bottom="0.1665in"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top="0.1665in" fo:margin-bottom="0.1665in" fo:text-align="center" style:justify-single-word="false"/>
      <style:text-properties fo:font-size="14pt" fo:font-style="italic" style:font-size-asian="14pt" style:font-style-asian="italic" style:font-size-complex="14pt"/>
    </style:style>
    <style:style style:name="P14" style:family="paragraph" style:parent-style-name="Standard">
      <style:paragraph-properties fo:margin-top="0.1665in" fo:margin-bottom="0.1665in" fo:break-before="page"/>
    </style:style>
    <style:style style:name="P15" style:family="paragraph" style:parent-style-name="Standard">
      <style:paragraph-properties fo:margin-top="0.0835in" fo:margin-bottom="0.0835in" fo:text-align="center" style:justify-single-word="false"/>
    </style:style>
    <style:style style:name="P16" style:family="paragraph" style:parent-style-name="Standard">
      <style:paragraph-properties fo:margin-top="0.0835in" fo:margin-bottom="0.0835in" fo:text-align="center" style:justify-single-word="false"/>
      <style:text-properties fo:font-size="16pt" fo:font-weight="bold" style:font-size-asian="16pt" style:font-weight-asian="bold" style:font-size-complex="16pt"/>
    </style:style>
    <style:style style:name="P17" style:family="paragraph" style:parent-style-name="Standard">
      <style:paragraph-properties fo:margin-top="0.0835in" fo:margin-bottom="0.0835in" fo:text-align="center" style:justify-single-word="false"/>
      <style:text-properties fo:font-size="16pt" fo:language="ru" fo:country="RU" fo:font-weight="bold" style:font-size-asian="16pt" style:font-weight-asian="bold" style:font-size-complex="16pt"/>
    </style:style>
    <style:style style:name="P18" style:family="paragraph" style:parent-style-name="Standard">
      <style:paragraph-properties fo:margin-top="0.0835in" fo:margin-bottom="0.0835in" fo:text-align="center" style:justify-single-word="false"/>
      <style:text-properties fo:font-size="16pt" style:font-size-asian="16pt" style:font-size-complex="16pt"/>
    </style:style>
    <style:style style:name="P19" style:family="paragraph" style:parent-style-name="Standard">
      <style:paragraph-properties fo:margin-top="0.0835in" fo:margin-bottom="0.0835in" fo:text-align="center" style:justify-single-word="false"/>
      <style:text-properties fo:font-size="32pt" fo:font-weight="bold" style:font-size-asian="32pt" style:font-weight-asian="bold" style:font-size-complex="32pt"/>
    </style:style>
    <style:style style:name="P20" style:family="paragraph" style:parent-style-name="Standard">
      <style:paragraph-properties fo:margin-top="0.0835in" fo:margin-bottom="0.0835in" fo:text-align="center" style:justify-single-word="false"/>
      <style:text-properties fo:language="ru" fo:country="RU"/>
    </style:style>
    <style:style style:name="P21" style:family="paragraph" style:parent-style-name="Standard">
      <style:paragraph-properties fo:margin-top="0.0835in" fo:margin-bottom="0.0835in" fo:text-align="center" style:justify-single-word="false"/>
      <style:text-properties fo:font-size="24pt" style:font-size-asian="24pt" style:font-size-complex="24pt"/>
    </style:style>
    <style:style style:name="P22" style:family="paragraph" style:parent-style-name="Standard">
      <style:paragraph-properties fo:margin-top="0.0835in" fo:margin-bottom="0.0835in"/>
      <style:text-properties fo:font-size="14pt" style:font-size-asian="14pt" style:font-size-complex="14pt"/>
    </style:style>
    <style:style style:name="P23" style:family="paragraph" style:parent-style-name="Standard">
      <style:paragraph-properties fo:margin-top="0.0835in" fo:margin-bottom="0.0835in" fo:text-align="end" style:justify-single-word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top="0.0835in" fo:margin-bottom="0.0835in" fo:text-align="end" style:justify-single-word="fals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top="0.0835in" fo:margin-bottom="0.0835in" fo:text-align="end" style:justify-single-word="false"/>
      <style:text-properties fo:color="#008000"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top="0.1665in" fo:margin-bottom="0.0835in" fo:text-align="end" style:justify-single-word="false"/>
      <style:text-properties fo:font-size="14pt" style:font-size-asian="14pt" style:font-size-complex="14pt"/>
    </style:style>
    <style:style style:name="P27" style:family="paragraph" style:parent-style-name="Standard">
      <style:paragraph-properties fo:margin-top="0.1665in" fo:margin-bottom="0.0835in" fo:text-align="end" style:justify-single-word="false"/>
      <style:text-properties fo:color="#008000" fo:font-size="14pt" style:font-size-asian="14pt" style:font-size-complex="14pt"/>
    </style:style>
    <style:style style:name="P28" style:family="paragraph" style:parent-style-name="Standard">
      <style:paragraph-properties fo:break-before="page"/>
      <style:text-properties fo:font-size="14pt" fo:font-weight="bold" style:font-size-asian="14pt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/>
    </style:style>
    <style:style style:name="T6" style:family="text">
      <style:text-properties fo:color="#008000"/>
    </style:style>
    <style:style style:name="T7" style:family="text">
      <style:text-properties fo:color="#008000" fo:font-size="14pt" fo:font-weight="bold" style:font-size-asian="14pt" style:font-weight-asian="bold"/>
    </style:style>
    <style:style style:name="T8" style:family="text">
      <style:text-properties fo:font-size="20pt" fo:font-weight="bold" style:font-size-asian="20pt" style:font-weight-asian="bold" style:font-size-complex="20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language="ru" fo:country="RU" fo:font-weight="bold" style:font-size-asian="14pt" style:font-weight-asian="bold"/>
    </style:style>
    <style:style style:name="T11" style:family="text">
      <style:text-properties fo:font-style="italic" style:font-style-asian="italic"/>
    </style:style>
    <style:style style:name="T12" style:family="text">
      <style:text-properties style:font-name="Arial" fo:font-size="10pt" fo:language="ru" fo:country="RU" style:font-size-asian="10pt" style:font-name-complex="Arial" style:font-size-complex="10pt"/>
    </style:style>
    <style:style style:name="fr1" style:family="graphic" style:parent-style-name="OLE">
      <style:graphic-properties fo:margin-left="0in" fo:margin-right="0in" style:vertical-pos="top" style:vertical-rel="baseline" fo:padding-left="0.1008in" fo:padding-right="0.1008in" fo:padding-top="0.0508in" fo:padding-bottom="0.0508in" fo:border="none" draw:ole-draw-aspect="1" draw:visible-area-width="2.1783in" draw:visible-area-height="2.6882in"/>
    </style:style>
    <style:style style:name="fr2" style:family="graphic" style:parent-style-name="OLE">
      <style:graphic-properties fo:margin-left="0in" fo:margin-right="0in" style:vertical-pos="top" style:vertical-rel="baseline" fo:padding-left="0.1008in" fo:padding-right="0.1008in" fo:padding-top="0.0508in" fo:padding-bottom="0.0508in" fo:border="none" draw:ole-draw-aspect="1" draw:visible-area-width="0.8165in" draw:visible-area-height="0.7331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draw:frame draw:style-name="fr1" draw:name="Object1" text:anchor-type="as-char" svg:width="0.9146in" svg:height="1.1283in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1" office:value-type="string">
            <text:p text:style-name="P11">Софийски университет „Св. Кл. Охридски”</text:p>
            <text:p text:style-name="P12">Факултет по математика и информатика </text:p>
            <text:p text:style-name="P13">Катедра „Софтуерни технологии”</text:p>
          </table:table-cell>
          <table:table-cell table:style-name="Table1.A1" office:value-type="string">
            <text:p text:style-name="P10"><draw:frame draw:style-name="fr2" draw:name="Object2" text:anchor-type="as-char" svg:width="0.8327in" svg:height="0.8917in" draw:z-index="1"><draw:object-ole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p text:style-name="P17"/>
      <text:p text:style-name="P16"/>
      <text:p text:style-name="P15"/>
      <text:p text:style-name="P19">ДИПЛОМНА РАБОТА</text:p>
      <text:p text:style-name="P20"/>
      <text:p text:style-name="P20"/>
      <text:p text:style-name="P18">на тема</text:p>
      <text:p text:style-name="P18"/>
      <text:p text:style-name="P21">„Име на темата”</text:p>
      <text:p text:style-name="P18"/>
      <text:p text:style-name="P18"/>
      <text:p text:style-name="P18"/>
      <text:p text:style-name="P22">Дипломант: <text:span text:style-name="T1">Име Презиме Фамилия</text:span></text:p>
      <text:p text:style-name="P22">Специалност: <text:span text:style-name="T1">Софтуерни технологии</text:span></text:p>
      <text:p text:style-name="P22">Факултетен номер: <text:s/><text:span text:style-name="T3">M</text:span><text:span text:style-name="T5">?????</text:span></text:p>
      <text:p text:style-name="P23"/>
      <text:p text:style-name="P23"/>
      <text:p text:style-name="P26">Научен ръководител:</text:p>
      <text:p text:style-name="P24"><text:span text:style-name="T6">доц. д-р</text:span> Име Фамилия</text:p>
      <text:p text:style-name="P27">Консултант (ако има такъв):</text:p>
      <text:p text:style-name="P25">Име Фамилия</text:p>
      <text:p text:style-name="P3"/>
      <text:p text:style-name="P4"/>
      <text:p text:style-name="P4">София, 20?? г.</text:p>
      <text:p text:style-name="P14"><text:span text:style-name="T8">Съдържание </text:span><text:span text:style-name="T4">(препоръчителен обем без приложенията: от 60 до 80 стр.)</text:span></text:p>
      <text:p text:style-name="P5"><text:span text:style-name="T9">Глава 1. Увод </text:span>(3-5стр.)</text:p>
      <text:p text:style-name="P5">1.1. Актуалност на проблема и мотивация (0,5-1стр.)</text:p>
      <text:p text:style-name="P5">1.2. Цел и задачи на дипломната работа (1-2стр.)</text:p>
      <text:p text:style-name="P5">1.3. Очаквани ползи от реализацията (1-2стр.)</text:p>
      <text:p text:style-name="P5">1.4. Структура на дипломната работа (0,5-1стр.)</text:p>
      <text:p text:style-name="P5"/>
      <text:p text:style-name="P5"><text:span text:style-name="T9">Глава 2. Преглед на предметната област </text:span><text:span text:style-name="T7">(да се замени с конкретно заглавие според заданието)</text:span><text:span text:style-name="T9"> </text:span>(10-15стр.)</text:p>
      <text:p text:style-name="P5">2.1. Основни дефиниции</text:p>
      <text:p text:style-name="P5">2.2. Подходи, методи (евентуално модели и стандарти) за решаване на проблемите</text:p>
      <text:p text:style-name="P5">2.3. Съществуващи решения (практически реализации)</text:p>
      <text:p text:style-name="P5">2.4. Избор на критерии за сравнение и сравнителен анализ на решения/методи/стандарти/...</text:p>
      <text:p text:style-name="P5">2.5. Изводи</text:p>
      <text:p text:style-name="P5"/>
      <text:p text:style-name="P5"><text:span text:style-name="T9">Глава 3. Използвани технологии, платформи и/или методологии </text:span><text:span text:style-name="T7">(за практическото решаване на проблема)</text:span><text:span text:style-name="T9"> </text:span>(10-15стр.)</text:p>
      <text:p text:style-name="P5">3.1. Изисквания към средствата (технологии, платформи и методологии)</text:p>
      <text:p text:style-name="P5">3.2. Видове средства (технологии, платформи и методологии) и начин и място за използването им – сравненителен анализ</text:p>
      <text:p text:style-name="P5">3.3. Избор на средствата (технологии, платформи и методологии)</text:p>
      <text:p text:style-name="P5">3.4. Изводи</text:p>
      <text:p text:style-name="P5"/>
      <text:p text:style-name="P5"><text:span text:style-name="T9">Глава 4. Анализ </text:span>(10-15стр.)</text:p>
      <text:p text:style-name="P5">4.1. Концептуален модел</text:p>
      <text:p text:style-name="P5">4.2. Потребителски (функционални) изисквания (права, роли, статуси, диаграми, ...)</text:p>
      <text:p text:style-name="Standard"><text:span text:style-name="T4">4.3. Качествени (нефункционални) изисквания (</text:span>като напр. <text:span text:style-name="T4">преносимост, използваемост, скалируемост, поддръжка, ...)</text:span></text:p>
      <text:p text:style-name="P5">4.4. Работни (бизнес) процеси</text:p>
      <text:p text:style-name="P5">4.5. Изводи</text:p>
      <text:p text:style-name="P5"/>
      <text:p text:style-name="P5"><text:span text:style-name="T9">Глава 5. Проектиране </text:span>(10-15стр.)</text:p>
      <text:p text:style-name="P5">5.1. Обща архитектура – напр. слоеве, модули, блокове, компоненти...</text:p>
      <text:p text:style-name="P5">5.2. Модел на данните (напр. база данни, файлова структура, ...)</text:p>
      <text:p text:style-name="P5">5.3. Диаграми (на структура и поведение - по слоеве и модули, с извадки от кода)</text:p>
      <text:p text:style-name="P5">5.4. Потребителски интерфейс (опционално)</text:p>
      <text:p text:style-name="P5">5.5. Ресурсни и спомагателни модули (опционално)</text:p>
      <text:p text:style-name="P5"/>
      <text:p text:style-name="P5"><text:span text:style-name="T9">Глава 6. Реализация, тестване/експерименти и </text:span><text:span text:style-name="T7">(евентуално)</text:span><text:span text:style-name="T9"> внедряване </text:span>(10-15стр.)</text:p>
      <text:p text:style-name="P5">6.1. Реализация на модулите</text:p>
      <text:p text:style-name="P5"><text:soft-page-break/>6.2. Системна интеграция (опционално)</text:p>
      <text:p text:style-name="P5">6.3. Планиране на тестването - тестови сценарии, процедури, ...</text:p>
      <text:p text:style-name="P5">6.4. Модулно и системно тестване</text:p>
      <text:p text:style-name="P5">6.5. Анализ на резултатите от тестването и начин на отразяването им</text:p>
      <text:p text:style-name="P5">6.6. Експериментално внедряване (технологични изисквания, инсталиране, условия, използване, ...)</text:p>
      <text:p text:style-name="P5"/>
      <text:p text:style-name="P5"><text:span text:style-name="T9">Глава 7. Заключение </text:span>(1-2стр.)</text:p>
      <text:p text:style-name="P5">7.1. Обобщение на изпълнението на началните цели</text:p>
      <text:p text:style-name="P5">7.2. Насоки за бъдещо развитие и усъвършенстване</text:p>
      <text:p text:style-name="P5"/>
      <text:p text:style-name="P2"/>
      <text:p text:style-name="Standard"><text:span text:style-name="T10">Използвана литература </text:span><text:span text:style-name="T4">(</text:span><text:span text:style-name="T2">min</text:span><text:span text:style-name="T4"> 10 литературни източника – статии, книги, с, форматирани съгласно MLA Style - </text:span><text:a xlink:type="simple" xlink:href="http://www.library.mun.ca/guides/howto/mla.php"><text:span text:style-name="Internet_20_link">http://www.library.mun.ca/guides/howto/mla.php</text:span></text:a>)</text:p>
      <text:p text:style-name="P2"/>
      <text:p text:style-name="P7">Приложения (опционално)</text:p>
      <text:p text:style-name="P7"/>
      <text:p text:style-name="P8"><text:span text:style-name="T9">Приложение 1: Терминологичен речник (опционално) </text:span>(1-2стр.)</text:p>
      <text:p text:style-name="P8"/>
      <text:p text:style-name="P8"><text:span text:style-name="T9">Приложение 2, 3, ....:</text:span> напр. код или извадки от кода, наръчник на потребителя, екрани от потребителския интерфейс, спецификации, диаграми, и др.</text:p>
      <text:p text:style-name="P5"/>
      <text:p text:style-name="P5"/>
      <text:p text:style-name="P5"/>
      <text:p text:style-name="P5"/>
      <text:p text:style-name="P28"><text:span text:style-name="T4">Изисквания </text:span>за<text:span text:style-name="T4"> оформяне на </text:span>дипломната <text:span text:style-name="T4">работа:</text:span></text:p>
      <text:p text:style-name="P5"/>
      <text:list xml:id="list1024522772" text:style-name="WW8Num1">
        <text:list-item>
          <text:p text:style-name="P6">Това е препоръчителен шаблон, в зависимост от конкретното задание.</text:p>
        </text:list-item>
        <text:list-item>
          <text:p text:style-name="P6">Йерархията на структуриране на съдържанието да не бъде повече от 3 нива, номерирани с арабски цифри – напр. 1.2.3.</text:p>
        </text:list-item>
        <text:list-item>
          <text:p text:style-name="P6">Чуждестранните термини да бъдат преведени, а където това не е възможно – цитирани в <text:span text:style-name="T11">курсив</text:span> и нечленувани.</text:p>
        </text:list-item>
        <text:list-item>
          <text:p text:style-name="P6">Страниците да бъдат номерирани с арабски цифри, в долния десен ъгъл. </text:p>
        </text:list-item>
        <text:list-item>
          <text:p text:style-name="P9"><text:span text:style-name="T4">Използваният шрифт за основния текст на описанието да бъде Times 12 или </text:span><text:span text:style-name="T12">Arial 10</text:span><text:span text:style-name="T4">, и Courier 9 за кода, с междуредие 16</text:span><text:span text:style-name="T2">pt</text:span><text:span text:style-name="T4">.</text:span></text:p>
        </text:list-item>
        <text:list-item>
          <text:p text:style-name="P6">Да се избягват пренасянията на нова страница на заглавия на секции, фигури и таблици.</text:p>
        </text:list-item>
        <text:list-item>
          <text:p text:style-name="P6">Да се избягват празни участъци на страници вследствие пренасянето на фигури на нова страница.</text:p>
        </text:list-item>
        <text:list-item>
          <text:p text:style-name="P6">Всички фигури и таблици да бъдат номерирани и именовани (непосредствено след фигурата или таблицата).</text:p>
        </text:list-item>
        <text:list-item>
          <text:p text:style-name="P6">Всички фигури и таблици да бъдат цитирани в текста.</text:p>
        </text:list-item>
        <text:list-item>
          <text:p text:style-name="P6">Използваните фигури от други източници да бъдат цитирани.</text:p>
        </text:list-item>
        <text:list-item>
          <text:p text:style-name="P6">Всички цитати да бъдат отразени в списъка на използваната литература.</text:p>
        </text:list-item>
        <text:list-item>
          <text:p text:style-name="P6">Всички източници от списъка на използваната литература да бъдат цитирани в текста.</text:p>
        </text:list-item>
        <text:list-item>
          <text:p text:style-name="P6">Използваната литература да се цитира съгласно MLA Style - <text:a xlink:type="simple" xlink:href="http://www.library.mun.ca/guides/howto/mla.php">http://www.library.mun.ca/guides/howto/mla.php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bg" fo:country="BG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/>
      <style:text-properties fo:font-size="24pt" fo:font-weight="bold" style:letter-kerning="true" style:font-size-asian="24pt" style:font-weight-asian="bold" style:font-size-complex="2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1665in" fo:margin-bottom="0.1665in">
        <style:tab-stops>
          <style:tab-stop style:position="0.3055in"/>
          <style:tab-stop style:position="6.2929in" style:type="right" style:leader-style="dotted" style:leader-text="."/>
        </style:tab-stops>
      </style:paragraph-properties>
      <style:text-properties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535in" fo:margin-right="0in" fo:margin-top="0.0555in" fo:margin-bottom="0in" fo:line-height="115%" fo:text-indent="0in" style:auto-text-indent="false">
        <style:tab-stops>
          <style:tab-stop style:position="0.6665in"/>
          <style:tab-stop style:position="6.2929in" style:type="right" style:leader-style="dotted" style:leader-text="."/>
        </style:tab-stops>
      </style:paragraph-properties>
      <style:text-properties fo:language="en" fo:country="US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071in" fo:margin-right="0in" fo:margin-top="0.028in" fo:margin-bottom="0in" fo:line-height="115%" fo:text-indent="0in" style:auto-text-indent="false"/>
      <style:text-properties fo:language="en" fo:country="US" fo:font-style="italic" style:font-style-asian="italic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font-name="Times New Roman" fo:font-size="12pt" style:text-underline-style="solid" style:text-underline-width="auto" style:text-underline-color="font-color" style:font-size-asian="12pt" style:font-name-complex="Times New Roma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mi-10</meta:initial-creator>
    <meta:creation-date>2011-03-08T16:20:00</meta:creation-date>
    <dc:creator>fmi-10</dc:creator>
    <dc:date>2011-03-23T17:05:00</dc:date>
    <meta:editing-cycles>4</meta:editing-cycles>
    <meta:editing-duration>PT2H</meta:editing-duration>
    <meta:document-statistic meta:table-count="1" meta:image-count="0" meta:object-count="2" meta:page-count="4" meta:paragraph-count="73" meta:word-count="563" meta:character-count="4038" meta:non-whitespace-character-count="3554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